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F95BE9D7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0.799cm"/>
    </style:style>
    <style:style style:name="co8" style:family="table-column">
      <style:table-column-properties fo:break-before="auto" style:column-width="1.6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65cm" draw:z-index="0" draw:style-name="gr1" svg:width="15.999cm" svg:height="8.999cm" svg:x="1.403cm" svg:y="0.363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73">
            <text:p>1,77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407">
            <text:p>2,40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.099">
            <text:p>3,0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197">
            <text:p>2,1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003">
            <text:p>5,0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636">
            <text:p>2,636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35">
            <text:p>1,9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91">
            <text:p>7,2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267">
            <text:p>4,2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027">
            <text:p>16,0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867">
            <text:p>1,86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594">
            <text:p>1,59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139">
            <text:p>4,13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108">
            <text:p>2,10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344">
            <text:p>9,3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448">
            <text:p>2,448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877">
            <text:p>1,87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009">
            <text:p>8,00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099">
            <text:p>4,0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.264">
            <text:p>17,26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933">
            <text:p>1,93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762">
            <text:p>1,76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27:Hoja1.A27 Hoja1.B27:Hoja1.B31 Hoja1.A52:Hoja1.A52 Hoja1.B52:Hoja1.B5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676">
            <text:p>3,67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094">
            <text:p>2,09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389">
            <text:p>5,38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753">
            <text:p>1,75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73">
            <text:p>1,57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223">
            <text:p>3,2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154">
            <text:p>2,1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858">
            <text:p>4,85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97">
            <text:p>1,99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309">
            <text:p>2,30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097">
            <text:p>3,09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248">
            <text:p>2,2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025">
            <text:p>5,0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35">
            <text:p>2,3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641">
            <text:p>2,64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757">
            <text:p>5,75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345">
            <text:p>7,3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805">
            <text:p>10,80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763">
            <text:p>1,76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347">
            <text:p>2,34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131">
            <text:p>3,1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305">
            <text:p>2,3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03">
            <text:p>5,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948">
            <text:p>1,948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58">
            <text:p>1,5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013">
            <text:p>3,0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111">
            <text:p>2,1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467">
            <text:p>5,46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742">
            <text:p>1,74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597">
            <text:p>1,59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061">
            <text:p>3,06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176">
            <text:p>2,1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124">
            <text:p>5,1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831">
            <text:p>1,83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725">
            <text:p>1,7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119">
            <text:p>3,1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285">
            <text:p>2,2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885">
            <text:p>5,88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005">
            <text:p>2,00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478">
            <text:p>2,47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214">
            <text:p>6,2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049">
            <text:p>5,0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.544">
            <text:p>10,5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</table:table-row>
      </table:table>
      <table:table table:name="comparacion-ceil-floor" table:style-name="ta1" table:print="false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3" table:default-cell-style-name="Default"/>
        <table:table-column table:style-name="co6" table:number-columns-repeated="7" table:default-cell-style-name="Default"/>
        <table:table-row table:style-name="ro1">
          <table:table-cell office:value-type="string">
            <text:p>6-piso</text:p>
          </table:table-cell>
          <table:table-cell office:value-type="float" office:value="1.753">
            <text:p>1,75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Floor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573">
            <text:p>1,573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223">
            <text:p>3,223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154">
            <text:p>2,154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858">
            <text:p>4,85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9-techo</text:p>
          </table:table-cell>
          <table:table-cell office:value-type="float" office:value="2.05">
            <text:p>2,05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Ceil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824">
            <text:p>1,824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93">
            <text:p>3,993</text:p>
          </table:table-cell>
          <table:table-cell office:value-type="float" office:value="3">
            <text:p>3</text:p>
          </table:table-cell>
          <table:table-cell table:number-columns-repeated="8"/>
          <table:table-cell>
            <draw:frame table:end-cell-address="'comparacion-ceil-floor'.S28" table:end-x="2.044cm" table:end-y="0.324cm" draw:z-index="0" draw:style-name="gr1" svg:width="17.75cm" svg:height="8.999cm" svg:x="0.101cm" svg:y="0.322cm">
              <draw:object draw:notify-on-update-of-ranges="'comparacion-ceil-floor'.C1:'comparacion-ceil-floor'.C5 'comparacion-ceil-floor'.A1:'comparacion-ceil-floor'.A1 'comparacion-ceil-floor'.B1:'comparacion-ceil-floor'.B5 'comparacion-ceil-floor'.A6:'comparacion-ceil-floor'.A6 'comparacion-ceil-floor'.B6:'comparacion-ceil-floor'.B1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98">
            <text:p>3,998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313">
            <text:p>6,313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 table:number-rows-repeated="23">
          <table:table-cell table:number-columns-repeated="16"/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1.773">
            <text:p>1,773</text:p>
          </table:table-cell>
          <table:table-cell office:value-type="float" office:value="6">
            <text:p>6</text:p>
          </table:table-cell>
          <table:table-cell office:value-type="float" office:value="1.753">
            <text:p>1,753</text:p>
          </table:table-cell>
          <table:table-cell office:value-type="float" office:value="11">
            <text:p>11</text:p>
          </table:table-cell>
          <table:table-cell office:value-type="float" office:value="1.742">
            <text:p>1,742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.407">
            <text:p>2,407</text:p>
          </table:table-cell>
          <table:table-cell office:value-type="float" office:value="6">
            <text:p>6</text:p>
          </table:table-cell>
          <table:table-cell office:value-type="float" office:value="1.573">
            <text:p>1,573</text:p>
          </table:table-cell>
          <table:table-cell office:value-type="float" office:value="11">
            <text:p>11</text:p>
          </table:table-cell>
          <table:table-cell office:value-type="float" office:value="1.597">
            <text:p>1,597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3.099">
            <text:p>3,099</text:p>
          </table:table-cell>
          <table:table-cell office:value-type="float" office:value="6">
            <text:p>6</text:p>
          </table:table-cell>
          <table:table-cell office:value-type="float" office:value="3.223">
            <text:p>3,223</text:p>
          </table:table-cell>
          <table:table-cell office:value-type="float" office:value="11">
            <text:p>11</text:p>
          </table:table-cell>
          <table:table-cell office:value-type="float" office:value="3.061">
            <text:p>3,061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2.197">
            <text:p>2,197</text:p>
          </table:table-cell>
          <table:table-cell office:value-type="float" office:value="6">
            <text:p>6</text:p>
          </table:table-cell>
          <table:table-cell office:value-type="float" office:value="2.154">
            <text:p>2,154</text:p>
          </table:table-cell>
          <table:table-cell office:value-type="float" office:value="11">
            <text:p>11</text:p>
          </table:table-cell>
          <table:table-cell office:value-type="float" office:value="2.176">
            <text:p>2,176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office:value-type="float" office:value="5.003">
            <text:p>5,003</text:p>
          </table:table-cell>
          <table:table-cell office:value-type="float" office:value="6">
            <text:p>6</text:p>
          </table:table-cell>
          <table:table-cell office:value-type="float" office:value="4.858">
            <text:p>4,858</text:p>
          </table:table-cell>
          <table:table-cell office:value-type="float" office:value="11">
            <text:p>11</text:p>
          </table:table-cell>
          <table:table-cell office:value-type="float" office:value="5.124">
            <text:p>5,124</text:p>
          </table:table-cell>
        </table:table-row>
        <table:table-row table:style-name="ro1">
          <table:table-cell table:number-columns-repeated="13"/>
          <table:table-cell office:value-type="string">
            <text:p>SI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22:21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22:21:36</dc:date>
    <dc:creator>Maria Andrea</dc:creator>
    <meta:editing-duration>PT14H7M49S</meta:editing-duration>
    <meta:editing-cycles>12</meta:editing-cycles>
    <meta:generator>LibreOffice/3.3$Linux LibreOffice_project/330m19$Build-401</meta:generator>
    <meta:document-statistic meta:table-count="3" meta:cell-count="65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>
        <chart:symbol-image xlink:href="Pictures/2000000D000000DD000000DDF95BE9D7.svm" xlink:type="simple" xlink:actuate="onLoad"/>
      </style:chart-properties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5</text:p>
        </chart:title>
        <chart:subtitle svg:x="7.405cm" svg:y="0.776cm" chart:style-name="ch3">
          <text:p>usa pis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442cm" svg:y="1.199cm" svg:width="12.439cm" svg:height="6.637cm">
          <chartooo:coordinate-region svg:x="3.063cm" svg:y="1.398cm" svg:width="11.724cm" svg:height="5.791cm"/>
          <chart:axis chart:dimension="x" chart:name="primary-x" chart:style-name="ch6">
            <chart:title svg:x="7.321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2cm" svg:y="5.857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773">
                <text:p>1.773</text:p>
                <draw:g>
                  <svg:desc>Hoja1.B2:Hoja1.B6</svg:desc>
                </draw:g>
              </table:table-cell>
              <table:table-cell office:value-type="float" office:value="2.636">
                <text:p>2.636</text:p>
                <draw:g>
                  <svg:desc>Hoja1.B7:Hoja1.B11</svg:desc>
                </draw:g>
              </table:table-cell>
              <table:table-cell office:value-type="float" office:value="1.867">
                <text:p>1.867</text:p>
                <draw:g>
                  <svg:desc>Hoja1.B12:Hoja1.B16</svg:desc>
                </draw:g>
              </table:table-cell>
              <table:table-cell office:value-type="float" office:value="2.448">
                <text:p>2.448</text:p>
                <draw:g>
                  <svg:desc>Hoja1.B17:Hoja1.B21</svg:desc>
                </draw:g>
              </table:table-cell>
              <table:table-cell office:value-type="float" office:value="1.933">
                <text:p>1.933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07">
                <text:p>2.407</text:p>
              </table:table-cell>
              <table:table-cell office:value-type="float" office:value="1.935">
                <text:p>1.935</text:p>
              </table:table-cell>
              <table:table-cell office:value-type="float" office:value="1.594">
                <text:p>1.594</text:p>
              </table:table-cell>
              <table:table-cell office:value-type="float" office:value="1.877">
                <text:p>1.877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9">
                <text:p>3.099</text:p>
              </table:table-cell>
              <table:table-cell office:value-type="float" office:value="7.291">
                <text:p>7.291</text:p>
              </table:table-cell>
              <table:table-cell office:value-type="float" office:value="4.139">
                <text:p>4.139</text:p>
              </table:table-cell>
              <table:table-cell office:value-type="float" office:value="8.009">
                <text:p>8.009</text:p>
              </table:table-cell>
              <table:table-cell office:value-type="float" office:value="3.676">
                <text:p>3.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97">
                <text:p>2.197</text:p>
              </table:table-cell>
              <table:table-cell office:value-type="float" office:value="4.267">
                <text:p>4.267</text:p>
              </table:table-cell>
              <table:table-cell office:value-type="float" office:value="2.108">
                <text:p>2.108</text:p>
              </table:table-cell>
              <table:table-cell office:value-type="float" office:value="4.099">
                <text:p>4.099</text:p>
              </table:table-cell>
              <table:table-cell office:value-type="float" office:value="2.094">
                <text:p>2.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03">
                <text:p>5.003</text:p>
              </table:table-cell>
              <table:table-cell office:value-type="float" office:value="16.027">
                <text:p>16.027</text:p>
              </table:table-cell>
              <table:table-cell office:value-type="float" office:value="9.344">
                <text:p>9.344</text:p>
              </table:table-cell>
              <table:table-cell office:value-type="float" office:value="17.264">
                <text:p>17.264</text:p>
              </table:table-cell>
              <table:table-cell office:value-type="float" office:value="5.389">
                <text:p>5.3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5</text:p>
        </chart:title>
        <chart:subtitle svg:x="7.405cm" svg:y="0.776cm" chart:style-name="ch3">
          <text:p>usa piso</text:p>
        </chart:subtitle>
        <chart:legend chart:legend-position="end" svg:x="14.82cm" svg:y="3.305cm" chart:style-name="ch4"/>
        <chart:plot-area chart:style-name="ch5" table:cell-range-address="Hoja1.C7:Hoja1.C11 Hoja1.A27:Hoja1.A27 Hoja1.B27:Hoja1.B51 Hoja1.A32:Hoja1.A32 Hoja1.A37:Hoja1.A37 Hoja1.A42:Hoja1.A42 Hoja1.A47:Hoja1.A47" chart:data-source-has-labels="both" svg:x="2.255cm" svg:y="1.304cm" svg:width="12.406cm" svg:height="6.533cm">
          <chartooo:coordinate-region svg:x="2.876cm" svg:y="1.503cm" svg:width="11.691cm" svg:height="5.687cm"/>
          <chart:axis chart:dimension="x" chart:name="primary-x" chart:style-name="ch6">
            <chart:title svg:x="7.118cm" svg:y="8.017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5cm" svg:y="5.91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7:Hoja1.B31" chart:label-cell-address="Hoja1.A27:Hoja1.A27" chart:class="chart:line">
            <chart:data-point chart:repeated="5"/>
          </chart:series>
          <chart:series chart:style-name="ch11" chart:values-cell-range-address="Hoja1.B32:Hoja1.B36" chart:label-cell-address="Hoja1.A32:Hoja1.A32" chart:class="chart:line">
            <chart:data-point chart:repeated="5"/>
          </chart:series>
          <chart:series chart:style-name="ch12" chart:values-cell-range-address="Hoja1.B37:Hoja1.B41" chart:label-cell-address="Hoja1.A37:Hoja1.A37" chart:class="chart:line">
            <chart:data-point chart:repeated="5"/>
          </chart:series>
          <chart:series chart:style-name="ch13" chart:values-cell-range-address="Hoja1.B42:Hoja1.B46" chart:label-cell-address="Hoja1.A42:Hoja1.A42" chart:class="chart:line">
            <chart:data-point chart:repeated="5"/>
          </chart:series>
          <chart:series chart:style-name="ch14" chart:values-cell-range-address="Hoja1.B47:Hoja1.B51" chart:label-cell-address="Hoja1.A47:Hoja1.A4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753">
                <text:p>1.753</text:p>
                <draw:g>
                  <svg:desc>Hoja1.B27:Hoja1.B31</svg:desc>
                </draw:g>
              </table:table-cell>
              <table:table-cell office:value-type="float" office:value="1.997">
                <text:p>1.997</text:p>
                <draw:g>
                  <svg:desc>Hoja1.B32:Hoja1.B36</svg:desc>
                </draw:g>
              </table:table-cell>
              <table:table-cell office:value-type="float" office:value="2.35">
                <text:p>2.35</text:p>
                <draw:g>
                  <svg:desc>Hoja1.B37:Hoja1.B41</svg:desc>
                </draw:g>
              </table:table-cell>
              <table:table-cell office:value-type="float" office:value="1.763">
                <text:p>1.763</text:p>
                <draw:g>
                  <svg:desc>Hoja1.B42:Hoja1.B46</svg:desc>
                </draw:g>
              </table:table-cell>
              <table:table-cell office:value-type="float" office:value="1.948">
                <text:p>1.948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3">
                <text:p>1.573</text:p>
              </table:table-cell>
              <table:table-cell office:value-type="float" office:value="2.309">
                <text:p>2.309</text:p>
              </table:table-cell>
              <table:table-cell office:value-type="float" office:value="2.641">
                <text:p>2.641</text:p>
              </table:table-cell>
              <table:table-cell office:value-type="float" office:value="2.347">
                <text:p>2.34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23">
                <text:p>3.223</text:p>
              </table:table-cell>
              <table:table-cell office:value-type="float" office:value="3.097">
                <text:p>3.097</text:p>
              </table:table-cell>
              <table:table-cell office:value-type="float" office:value="5.757">
                <text:p>5.757</text:p>
              </table:table-cell>
              <table:table-cell office:value-type="float" office:value="3.131">
                <text:p>3.131</text:p>
              </table:table-cell>
              <table:table-cell office:value-type="float" office:value="3.013">
                <text:p>3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4">
                <text:p>2.154</text:p>
              </table:table-cell>
              <table:table-cell office:value-type="float" office:value="2.248">
                <text:p>2.248</text:p>
              </table:table-cell>
              <table:table-cell office:value-type="float" office:value="7.345">
                <text:p>7.345</text:p>
              </table:table-cell>
              <table:table-cell office:value-type="float" office:value="2.305">
                <text:p>2.305</text:p>
              </table:table-cell>
              <table:table-cell office:value-type="float" office:value="2.111">
                <text:p>2.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58">
                <text:p>4.858</text:p>
              </table:table-cell>
              <table:table-cell office:value-type="float" office:value="5.025">
                <text:p>5.025</text:p>
              </table:table-cell>
              <table:table-cell office:value-type="float" office:value="10.805">
                <text:p>10.805</text:p>
              </table:table-cell>
              <table:table-cell office:value-type="float" office:value="5.03">
                <text:p>5.03</text:p>
              </table:table-cell>
              <table:table-cell office:value-type="float" office:value="5.467">
                <text:p>5.4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5</text:p>
        </chart:title>
        <chart:subtitle svg:x="7.405cm" svg:y="0.776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255cm" svg:y="1.225cm" svg:width="12.516cm" svg:height="6.612cm">
          <chartooo:coordinate-region svg:x="2.876cm" svg:y="1.424cm" svg:width="11.801cm" svg:height="5.766cm"/>
          <chart:axis chart:dimension="x" chart:name="primary-x" chart:style-name="ch6">
            <chart:title svg:x="7.173cm" svg:y="8.017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5cm" svg:y="5.871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742">
                <text:p>1.742</text:p>
                <draw:g>
                  <svg:desc>Hoja1.B52:Hoja1.B56</svg:desc>
                </draw:g>
              </table:table-cell>
              <table:table-cell office:value-type="float" office:value="1.831">
                <text:p>1.831</text:p>
                <draw:g>
                  <svg:desc>Hoja1.B57:Hoja1.B61</svg:desc>
                </draw:g>
              </table:table-cell>
              <table:table-cell office:value-type="float" office:value="2.005">
                <text:p>2.005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97">
                <text:p>1.597</text:p>
              </table:table-cell>
              <table:table-cell office:value-type="float" office:value="1.725">
                <text:p>1.725</text:p>
              </table:table-cell>
              <table:table-cell office:value-type="float" office:value="2.478">
                <text:p>2.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61">
                <text:p>3.061</text:p>
              </table:table-cell>
              <table:table-cell office:value-type="float" office:value="3.119">
                <text:p>3.119</text:p>
              </table:table-cell>
              <table:table-cell office:value-type="float" office:value="6.214">
                <text:p>6.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76">
                <text:p>2.176</text:p>
              </table:table-cell>
              <table:table-cell office:value-type="float" office:value="2.285">
                <text:p>2.285</text:p>
              </table:table-cell>
              <table:table-cell office:value-type="float" office:value="5.049">
                <text:p>5.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24">
                <text:p>5.124</text:p>
              </table:table-cell>
              <table:table-cell office:value-type="float" office:value="5.885">
                <text:p>5.885</text:p>
              </table:table-cell>
              <table:table-cell office:value-type="float" office:value="10.544">
                <text:p>10.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1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5</text:p>
        </chart:title>
        <chart:subtitle svg:x="7.405cm" svg:y="0.776cm" chart:style-name="ch3">
          <text:p>usa pis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27:Hoja1.A27 Hoja1.B27:Hoja1.B31 Hoja1.A52:Hoja1.A52 Hoja1.B52:Hoja1.B56" chart:data-source-has-labels="both" svg:x="2.44cm" svg:y="1.225cm" svg:width="12.138cm" svg:height="6.612cm">
          <chartooo:coordinate-region svg:x="2.876cm" svg:y="1.424cm" svg:width="11.608cm" svg:height="5.766cm"/>
          <chart:axis chart:dimension="x" chart:name="primary-x" chart:style-name="ch6">
            <chart:title svg:x="7.169cm" svg:y="8.017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cm" svg:y="5.871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27:Hoja1.B31" chart:label-cell-address="Hoja1.A27:Hoja1.A27" chart:class="chart:line">
            <chart:data-point chart:repeated="5"/>
          </chart:series>
          <chart:series chart:style-name="ch12" chart:values-cell-range-address="Hoja1.B52:Hoja1.B56" chart:label-cell-address="Hoja1.A52:Hoja1.A5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Hoja1.C7:Hoja1.C11</svg:desc>
                </draw:g>
              </table:table-cell>
              <table:table-cell office:value-type="float" office:value="1.773">
                <text:p>1.773</text:p>
                <draw:g>
                  <svg:desc>Hoja1.B2:Hoja1.B6</svg:desc>
                </draw:g>
              </table:table-cell>
              <table:table-cell office:value-type="float" office:value="1.753">
                <text:p>1.753</text:p>
                <draw:g>
                  <svg:desc>Hoja1.B27:Hoja1.B31</svg:desc>
                </draw:g>
              </table:table-cell>
              <table:table-cell office:value-type="float" office:value="1.742">
                <text:p>1.742</text:p>
                <draw:g>
                  <svg:desc>Hoja1.B52:Hoja1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07">
                <text:p>2.407</text:p>
              </table:table-cell>
              <table:table-cell office:value-type="float" office:value="1.573">
                <text:p>1.573</text:p>
              </table:table-cell>
              <table:table-cell office:value-type="float" office:value="1.597">
                <text:p>1.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99">
                <text:p>3.099</text:p>
              </table:table-cell>
              <table:table-cell office:value-type="float" office:value="3.223">
                <text:p>3.223</text:p>
              </table:table-cell>
              <table:table-cell office:value-type="float" office:value="3.061">
                <text:p>3.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97">
                <text:p>2.197</text:p>
              </table:table-cell>
              <table:table-cell office:value-type="float" office:value="2.154">
                <text:p>2.154</text:p>
              </table:table-cell>
              <table:table-cell office:value-type="float" office:value="2.176">
                <text:p>2.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03">
                <text:p>5.003</text:p>
              </table:table-cell>
              <table:table-cell office:value-type="float" office:value="4.858">
                <text:p>4.858</text:p>
              </table:table-cell>
              <table:table-cell office:value-type="float" office:value="5.124">
                <text:p>5.1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51cm" svg:height="9cm" xlink:href=".." xlink:type="simple" chart:class="chart:line" chart:style-name="ch1">
        <chart:title svg:x="8.196cm" svg:y="0.215cm" chart:style-name="ch2">
          <text:p>Grilla 5</text:p>
        </chart:title>
        <chart:subtitle svg:x="7.277cm" svg:y="0.729cm" chart:style-name="ch3">
          <text:p>comparación techo-piso</text:p>
        </chart:subtitle>
        <chart:legend chart:legend-position="end" svg:x="14.921cm" svg:y="4.032cm" chart:style-name="ch4"/>
        <chart:plot-area chart:style-name="ch5" table:cell-range-address="'comparacion-ceil-floor'.B1:'comparacion-ceil-floor'.C5 'comparacion-ceil-floor'.A1:'comparacion-ceil-floor'.A1 'comparacion-ceil-floor'.A6:'comparacion-ceil-floor'.A6 'comparacion-ceil-floor'.B6:'comparacion-ceil-floor'.B10" chart:data-source-has-labels="both" svg:x="2.476cm" svg:y="1.516cm" svg:width="12.318cm" svg:height="6.319cm">
          <chartooo:coordinate-region svg:x="2.912cm" svg:y="1.715cm" svg:width="11.788cm" svg:height="5.473cm"/>
          <chart:axis chart:dimension="x" chart:name="primary-x" chart:style-name="ch6">
            <chart:title svg:x="7.295cm" svg:y="8.015cm" chart:style-name="ch7">
              <text:p>Número ciudades</text:p>
            </chart:title>
            <chart:categories table:cell-range-address="'comparacion-ceil-floor'.C1:'comparacion-ceil-floor'.C5"/>
          </chart:axis>
          <chart:axis chart:dimension="y" chart:name="primary-y" chart:style-name="ch6">
            <chart:title svg:x="1.561cm" svg:y="6.015cm" chart:style-name="ch8">
              <text:p>Tiempo ejecución</text:p>
            </chart:title>
            <chart:grid chart:style-name="ch9" chart:class="major"/>
          </chart:axis>
          <chart:series chart:style-name="ch10" chart:values-cell-range-address="'comparacion-ceil-floor'.B1:'comparacion-ceil-floor'.B5" chart:label-cell-address="'comparacion-ceil-floor'.A1:'comparacion-ceil-floor'.A1" chart:class="chart:line">
            <chart:data-point chart:repeated="5"/>
          </chart:series>
          <chart:series chart:style-name="ch11" chart:values-cell-range-address="'comparacion-ceil-floor'.B6:'comparacion-ceil-floor'.B10" chart:label-cell-address="'comparacion-ceil-floor'.A6:'comparacion-ceil-floor'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-piso</text:p>
                <draw:g>
                  <svg:desc>'comparacion-ceil-floor'.A1:'comparacion-ceil-floor'.A1</svg:desc>
                </draw:g>
              </table:table-cell>
              <table:table-cell office:value-type="string">
                <text:p>9-techo</text:p>
                <draw:g>
                  <svg:desc>'comparacion-ceil-floor'.A6:'comparacion-ceil-floor'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'comparacion-ceil-floor'.C1:'comparacion-ceil-floor'.C5</svg:desc>
                </draw:g>
              </table:table-cell>
              <table:table-cell office:value-type="float" office:value="1.753">
                <text:p>1.753</text:p>
                <draw:g>
                  <svg:desc>'comparacion-ceil-floor'.B1:'comparacion-ceil-floor'.B5</svg:desc>
                </draw:g>
              </table:table-cell>
              <table:table-cell office:value-type="float" office:value="2.05">
                <text:p>2.05</text:p>
                <draw:g>
                  <svg:desc>'comparacion-ceil-floor'.B6:'comparacion-ceil-floor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3">
                <text:p>1.573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23">
                <text:p>3.223</text:p>
              </table:table-cell>
              <table:table-cell office:value-type="float" office:value="3.993">
                <text:p>3.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54">
                <text:p>2.154</text:p>
              </table:table-cell>
              <table:table-cell office:value-type="float" office:value="3.998">
                <text:p>3.9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58">
                <text:p>4.858</text:p>
              </table:table-cell>
              <table:table-cell office:value-type="float" office:value="6.313">
                <text:p>6.3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